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language="en" fo:country="US"/>
    </style:style>
    <style:style style:name="P3" style:parent-style-name="ListParagraph" style:family="paragraph">
      <style:text-properties fo:language="en" fo:country="US"/>
    </style:style>
    <style:style style:name="P4" style:parent-style-name="ListParagraph" style:family="paragraph">
      <style:text-properties fo:language="en" fo:country="US"/>
    </style:style>
    <style:style style:name="P5" style:parent-style-name="ListParagraph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family="paragraph">
      <style:text-properties fo:language="en" fo:country="US"/>
    </style:style>
    <style:style style:name="P11" style:parent-style-name="ListParagraph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family="paragraph">
      <style:text-properties fo:language="en" fo:country="US"/>
    </style:style>
    <style:style style:name="P14" style:parent-style-name="ListParagraph" style:family="paragraph">
      <style:text-properties fo:language="en" fo:country="US"/>
    </style:style>
    <style:style style:name="P15" style:parent-style-name="ListParagraph" style:family="paragraph">
      <style:text-properties fo:language="en" fo:country="US"/>
    </style:style>
    <style:style style:name="P16" style:parent-style-name="ListParagraph" style:family="paragraph">
      <style:text-properties fo:language="en" fo:country="US"/>
    </style:style>
    <style:style style:name="P17" style:parent-style-name="ListParagraph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name="P19" style:parent-style-name="ListParagraph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text-properties fo:language="en" fo:country="US"/>
    </style:style>
    <style:style style:name="P22" style:parent-style-name="Heading1" style:family="paragraph">
      <style:text-properties fo:language="en" fo:country="US"/>
    </style:style>
    <style:style style:name="P23" style:parent-style-name="ListParagraph" style:family="paragraph">
      <style:text-properties fo:language="en" fo:country="US"/>
    </style:style>
    <style:style style:name="P24" style:parent-style-name="ListParagraph" style:family="paragraph">
      <style:text-properties fo:language="en" fo:country="US"/>
    </style:style>
    <style:style style:name="P25" style:parent-style-name="ListParagraph" style:family="paragraph">
      <style:text-properties fo:language="en" fo:country="US"/>
    </style:style>
    <style:style style:name="P26" style:parent-style-name="ListParagraph" style:family="paragraph">
      <style:text-properties fo:language="en" fo:country="US"/>
    </style:style>
    <style:style style:name="P27" style:parent-style-name="ListParagraph" style:family="paragraph">
      <style:text-properties fo:language="en" fo:country="US"/>
    </style:style>
    <style:style style:name="P28" style:parent-style-name="ListParagraph" style:family="paragraph">
      <style:text-properties fo:language="en" fo:country="US"/>
    </style:style>
    <style:style style:name="P29" style:parent-style-name="ListParagraph" style:family="paragraph">
      <style:text-properties fo:language="en" fo:country="US"/>
    </style:style>
    <style:style style:name="P30" style:parent-style-name="ListParagraph" style:family="paragraph">
      <style:text-properties fo:language="en" fo:country="US"/>
    </style:style>
    <style:style style:name="P31" style:parent-style-name="ListParagraph" style:family="paragraph">
      <style:text-properties fo:language="en" fo:country="US"/>
    </style:style>
    <style:style style:name="P32" style:parent-style-name="ListParagraph" style:family="paragraph">
      <style:text-properties fo:language="en" fo:country="US"/>
    </style:style>
    <style:style style:name="P33" style:parent-style-name="ListParagraph" style:family="paragraph">
      <style:text-properties fo:language="en" fo:country="US"/>
    </style:style>
    <style:style style:name="P34" style:parent-style-name="ListParagraph" style:family="paragraph">
      <style:text-properties fo:language="en" fo:country="US"/>
    </style:style>
    <style:style style:name="P35" style:parent-style-name="ListParagraph" style:family="paragraph">
      <style:text-properties fo:language="en" fo:country="US"/>
    </style:style>
    <style:style style:name="P36" style:parent-style-name="ListParagraph" style:family="paragraph">
      <style:text-properties fo:language="en" fo:country="US"/>
    </style:style>
    <style:style style:name="P37" style:parent-style-name="ListParagraph" style:family="paragraph">
      <style:text-properties fo:language="en" fo:country="US"/>
    </style:style>
    <style:style style:name="P38" style:parent-style-name="ListParagraph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T42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Cave level</text:h>
      <text:list text:style-name="LFO1" text:continue-numbering="true">
        <text:list-item>
          <text:p text:style-name="P2">Mini Spider:</text:p>
          <text:list text:continue-numbering="true">
            <text:list-item>
              <text:p text:style-name="P3">Spider half the size of the character</text:p>
            </text:list-item>
            <text:list-item>
              <text:p text:style-name="P4">Aggressive if<text:s/>have<text:s/>a weapon</text:p>
            </text:list-item>
            <text:list-item>
              <text:p text:style-name="P5">Easy to kill</text:p>
            </text:list-item>
          </text:list>
        </text:list-item>
        <text:list-item>
          <text:p text:style-name="P6">Centipede:</text:p>
          <text:list text:continue-numbering="true">
            <text:list-item>
              <text:p text:style-name="P7">big centipede roaming in the background of the level</text:p>
            </text:list-item>
            <text:list-item>
              <text:p text:style-name="P8">aggressive if you move too close to its head</text:p>
            </text:list-item>
            <text:list-item>
              <text:p text:style-name="P9">Deadly</text:p>
            </text:list-item>
          </text:list>
        </text:list-item>
        <text:list-item>
          <text:p text:style-name="P10">Berserker:</text:p>
          <text:list text:continue-numbering="true">
            <text:list-item>
              <text:p text:style-name="P11">Bulky enemy twice the size of the character</text:p>
            </text:list-item>
            <text:list-item>
              <text:p text:style-name="P12">Aggressive in certain area (near<text:s/>the item it protects) will chase you (not outside of the area) if you get in its vision</text:p>
            </text:list-item>
            <text:list-item>
              <text:p text:style-name="P13">Deadly</text:p>
            </text:list-item>
          </text:list>
        </text:list-item>
        <text:list-item>
          <text:p text:style-name="P14">Worm:</text:p>
          <text:list text:continue-numbering="true">
            <text:list-item>
              <text:p text:style-name="P15">A worm 3 times the length of the character</text:p>
            </text:list-item>
            <text:list-item>
              <text:p text:style-name="P16">Peaceful unless you eat his food (food used to heal)</text:p>
            </text:list-item>
            <text:list-item>
              <text:p text:style-name="P17">Killable</text:p>
            </text:list-item>
          </text:list>
        </text:list-item>
        <text:list-item>
          <text:p text:style-name="P18">Fly:</text:p>
          <text:list text:continue-numbering="true">
            <text:list-item>
              <text:p text:style-name="P19">A small fly</text:p>
            </text:list-item>
            <text:list-item>
              <text:p text:style-name="P20">There is a small chance it will sting you and dmg you</text:p>
            </text:list-item>
            <text:list-item>
              <text:p text:style-name="P21">Unhittable<text:s/></text:p>
            </text:list-item>
          </text:list>
        </text:list-item>
      </text:list>
      <text:h text:style-name="P22" text:outline-level="1">Castle level:</text:h>
      <text:list text:style-name="LFO2" text:continue-numbering="true">
        <text:list-item>
          <text:p text:style-name="P23">Guard:</text:p>
          <text:list text:continue-numbering="true">
            <text:list-item>
              <text:p text:style-name="P24">Character sized</text:p>
            </text:list-item>
            <text:list-item>
              <text:p text:style-name="P25">Attacks on site</text:p>
            </text:list-item>
            <text:list-item>
              <text:p text:style-name="P26">Killable</text:p>
            </text:list-item>
          </text:list>
        </text:list-item>
        <text:list-item>
          <text:p text:style-name="P27">Ghost:</text:p>
          <text:list text:continue-numbering="true">
            <text:list-item>
              <text:p text:style-name="P28">Character sized<text:s/>invisible<text:s/>from time to time</text:p>
            </text:list-item>
            <text:list-item>
              <text:p text:style-name="P29">Aggressive will appear right next to and try to attack</text:p>
            </text:list-item>
            <text:list-item>
              <text:p text:style-name="P30">Killable</text:p>
            </text:list-item>
          </text:list>
        </text:list-item>
        <text:list-item>
          <text:p text:style-name="P31">Spikes:</text:p>
          <text:list text:continue-numbering="true">
            <text:list-item>
              <text:p text:style-name="P32">Spikes coming from the ground<text:s/></text:p>
            </text:list-item>
            <text:list-item>
              <text:p text:style-name="P33">Will hit u if you stay over them</text:p>
            </text:list-item>
            <text:list-item>
              <text:p text:style-name="P34">Unhittable</text:p>
            </text:list-item>
          </text:list>
        </text:list-item>
        <text:list-item>
          <text:p text:style-name="P35">Archers:</text:p>
          <text:list text:continue-numbering="true">
            <text:list-item>
              <text:p text:style-name="P36">Character sized hidden somewhere<text:s/></text:p>
            </text:list-item>
            <text:list-item>
              <text:p text:style-name="P37">Will hit you from a far if you are on the same platform on the same level</text:p>
            </text:list-item>
            <text:list-item>
              <text:p text:style-name="P38">Low damage, dodge able arrows, Killable</text:p>
            </text:list-item>
          </text:list>
        </text:list-item>
      </text:list>
      <text:p text:style-name="P39"/>
      <text:p text:style-name="P40">Aspect</text:p>
      <text:p text:style-name="P41">Behaviour</text:p>
      <text:p text:style-name="Normal"><text:span text:style-name="T42">Difficult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ristov,Mihail M.L.</meta:initial-creator>
    <dc:creator>Hristov,Mihail M.L.</dc:creator>
    <meta:creation-date>2023-09-26T09:51:00Z</meta:creation-date>
    <dc:date>2023-09-26T13:21:00Z</dc:date>
    <meta:template xlink:href="Normal" xlink:type="simple"/>
    <meta:editing-cycles>1</meta:editing-cycles>
    <meta:editing-duration>PT0S</meta:editing-duration>
    <meta:document-statistic meta:page-count="1" meta:paragraph-count="2" meta:word-count="155" meta:character-count="1040" meta:row-count="7" meta:non-whitespace-character-count="887"/>
  </office:meta>
</office:document-meta>
</file>